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312621877519072981"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2134183919113572720"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6022992512514468727"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820568671003316286"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01342222769388268"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7515028759035776115"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2737483117330397269"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4186791395468646434"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7480065" text:continue-list="list2737483117330397269"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175903569283326564"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76511"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82619"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7485149"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7475656"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75348"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7126268362924885159"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1614122557946410112"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87425635885679610"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86022"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209732689059248454"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390706496516729383"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4405961234874006288" text:style-name="L15">
        <text:list-item>
          <text:list>
            <text:list-header>
              <text:p text:style-name="P168">1.5 miles averaging about 9:40/mile and rest 1 min</text:p>
            </text:list-header>
          </text:list>
        </text:list-item>
      </text:list>
      <text:p text:style-name="P23">1 mile in 8:26 and rest 2 min</text:p>
      <text:list xml:id="list2902875448123655183"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220280717930320067"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75017"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5374807218376936777"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125488424245759706"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9201195061918082526"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7476395" text:continue-list="list4125488424245759706" text:style-name="L19">
        <text:list-item>
          <text:list>
            <text:list-header>
              <text:p text:style-name="P172">(Pace*HR)=1240</text:p>
            </text:list-header>
          </text:list>
        </text:list-item>
      </text:list>
      <text:list xml:id="list37491597" text:continue-list="list5374807218376936777" text:style-name="L18">
        <text:list-item>
          <text:list>
            <text:list-header>
              <text:p text:style-name="P171">2 miles at 10:46/mile Ave HR= 121 bpm and rest a few minutes</text:p>
            </text:list-header>
          </text:list>
        </text:list-item>
      </text:list>
      <text:list xml:id="list37467713" text:continue-list="list37476395"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7480774"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051379217567973334"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204708597428272285"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809301687718011690"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8845567489161533769"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546376615607149551"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862375919597643437"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7482981"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77082"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10"><text:soft-page-break/></text:p>
      <text:p text:style-name="P23">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10"><text:span text:style-name="T2">Time for runs: 2:00, 2:00, 1:58, 1:51, 1:57, 1:55, 1:53.9, 1:50</text:span></text:p>
      <text:p text:style-name="P10">Warm down:<text:span text:style-name="T2"> ½ mile in 5:00</text:span></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638453605218668712"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7T17:23:57.78</dc:date>
    <dc:creator>James Lombardi</dc:creator>
    <meta:editing-duration>P18DT10H32M54S</meta:editing-duration>
    <meta:editing-cycles>1398</meta:editing-cycles>
    <meta:generator>OpenOffice/4.1.2$Win32 OpenOffice.org_project/412m3$Build-9782</meta:generator>
    <meta:document-statistic meta:table-count="0" meta:image-count="9" meta:object-count="0" meta:page-count="148" meta:paragraph-count="4224" meta:word-count="46091" meta:character-count="236989"/>
  </office:meta>
</office:document-meta>
</file>